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262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libri" fo:font-size="12pt" style:font-size-asian="12pt" style:font-size-complex="12pt"/>
    </style:style>
    <style:style style:name="ce7" style:family="table-cell" style:parent-style-name="Default">
      <style:text-properties style:font-name="Calibri" fo:font-size="12pt" style:font-size-asian="12pt" style:font-size-complex="12pt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number-columns-repeated="3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54" table:default-cell-style-name="ce7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ffset Coffee</text:p>
          </table:table-cell>
          <table:table-cell table:style-name="ce9" table:formula="of:=[.I2]" office:value-type="string" office:string-value="33.80465945922195" calcext:value-type="string">
            <text:p>33.80465945922195</text:p>
          </table:table-cell>
          <table:table-cell table:style-name="ce9" table:formula="of:=[.J2]" office:value-type="string" office:string-value="-118.32788870739779" calcext:value-type="string">
            <text:p>-118.32788870739779</text:p>
          </table:table-cell>
          <table:table-cell/>
          <table:table-cell office:value-type="string" calcext:value-type="string">
            <text:p>33.80465945922195, -118.32788870739779</text:p>
          </table:table-cell>
          <table:table-cell table:number-columns-repeated="3"/>
          <table:table-cell table:style-name="ce8" table:formula="of:=LEFT([.E2];(FIND(&quot;,&quot;;[.E2];1)-1))" office:value-type="string" office:string-value="33.80465945922195" calcext:value-type="string">
            <text:p>33.80465945922195</text:p>
          </table:table-cell>
          <table:table-cell table:formula="of:=RIGHT([.E2];(FIND(&quot;,&quot;;[.E2];1)+1))" office:value-type="string" office:string-value="-118.32788870739779" calcext:value-type="string">
            <text:p>-118.3278887073977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reendoor </text:p>
          </table:table-cell>
          <table:table-cell table:style-name="ce9" table:formula="of:=[.I3]" office:value-type="string" office:string-value="33.8400114056484" calcext:value-type="string">
            <text:p>33.8400114056484</text:p>
          </table:table-cell>
          <table:table-cell table:style-name="ce9" table:formula="of:=[.J3]" office:value-type="string" office:string-value="118.26344532274031" calcext:value-type="string">
            <text:p>118.26344532274031</text:p>
          </table:table-cell>
          <table:table-cell/>
          <table:table-cell office:value-type="string" calcext:value-type="string">
            <text:p>33.8400114056484, -118.26344532274031</text:p>
          </table:table-cell>
          <table:table-cell table:number-columns-repeated="3"/>
          <table:table-cell table:style-name="ce8" table:formula="of:=LEFT([.E3];(FIND(&quot;,&quot;;[.E3];1)-1))" office:value-type="string" office:string-value="33.8400114056484" calcext:value-type="string">
            <text:p>33.8400114056484</text:p>
          </table:table-cell>
          <table:table-cell table:formula="of:=RIGHT([.E3];(FIND(&quot;,&quot;;[.E3];1)+1))" office:value-type="string" office:string-value="118.26344532274031" calcext:value-type="string">
            <text:p>118.2634453227403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idecar</text:p>
          </table:table-cell>
          <table:table-cell table:style-name="ce9" table:formula="of:=[.I4]" office:value-type="string" office:string-value="33.81086850370137" calcext:value-type="string">
            <text:p>33.81086850370137</text:p>
          </table:table-cell>
          <table:table-cell table:style-name="ce9" table:formula="of:=[.J4]" office:value-type="string" office:string-value="-118.33316626291098" calcext:value-type="string">
            <text:p>-118.33316626291098</text:p>
          </table:table-cell>
          <table:table-cell/>
          <table:table-cell office:value-type="string" calcext:value-type="string">
            <text:p>33.81086850370137, -118.33316626291098</text:p>
          </table:table-cell>
          <table:table-cell table:number-columns-repeated="3"/>
          <table:table-cell table:style-name="ce8" table:formula="of:=LEFT([.E4];(FIND(&quot;,&quot;;[.E4];1)-1))" office:value-type="string" office:string-value="33.81086850370137" calcext:value-type="string">
            <text:p>33.81086850370137</text:p>
          </table:table-cell>
          <table:table-cell table:formula="of:=RIGHT([.E4];(FIND(&quot;,&quot;;[.E4];1)+1))" office:value-type="string" office:string-value="-118.33316626291098" calcext:value-type="string">
            <text:p>-118.3331662629109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lutch &amp; Coffee</text:p>
          </table:table-cell>
          <table:table-cell table:style-name="ce9" table:formula="of:=[.I5]" office:value-type="string" office:string-value="33.83501065340282" calcext:value-type="string">
            <text:p>33.83501065340282</text:p>
          </table:table-cell>
          <table:table-cell table:style-name="ce9" table:formula="of:=[.J5]" office:value-type="string" office:string-value="-118.31654420364663" calcext:value-type="string">
            <text:p>-118.31654420364663</text:p>
          </table:table-cell>
          <table:table-cell/>
          <table:table-cell office:value-type="string" calcext:value-type="string">
            <text:p>33.83501065340282, -118.31654420364663</text:p>
          </table:table-cell>
          <table:table-cell table:number-columns-repeated="3"/>
          <table:table-cell table:style-name="ce8" table:formula="of:=LEFT([.E5];(FIND(&quot;,&quot;;[.E5];1)-1))" office:value-type="string" office:string-value="33.83501065340282" calcext:value-type="string">
            <text:p>33.83501065340282</text:p>
          </table:table-cell>
          <table:table-cell table:formula="of:=RIGHT([.E5];(FIND(&quot;,&quot;;[.E5];1)+1))" office:value-type="string" office:string-value="-118.31654420364663" calcext:value-type="string">
            <text:p>-118.3165442036466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feCafe</text:p>
          </table:table-cell>
          <table:table-cell table:style-name="ce9" table:formula="of:=[.I6]" office:value-type="string" office:string-value="33.789300296231616" calcext:value-type="string">
            <text:p>33.789300296231616</text:p>
          </table:table-cell>
          <table:table-cell table:style-name="ce9" table:formula="of:=[.J6]" office:value-type="string" office:string-value=" -118.30052633063355" calcext:value-type="string">
            <text:p><text:s/>-118.30052633063355</text:p>
          </table:table-cell>
          <table:table-cell/>
          <table:table-cell office:value-type="string" calcext:value-type="string">
            <text:p>33.789300296231616, -118.30052633063355</text:p>
          </table:table-cell>
          <table:table-cell table:number-columns-repeated="3"/>
          <table:table-cell table:style-name="ce8" table:formula="of:=LEFT([.E6];(FIND(&quot;,&quot;;[.E6];1)-1))" office:value-type="string" office:string-value="33.789300296231616" calcext:value-type="string">
            <text:p>33.789300296231616</text:p>
          </table:table-cell>
          <table:table-cell table:formula="of:=RIGHT([.E6];(FIND(&quot;,&quot;;[.E6];1)+1))" office:value-type="string" office:string-value=" -118.30052633063355" calcext:value-type="string">
            <text:p><text:s/>-118.3005263306335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rridor Flow</text:p>
          </table:table-cell>
          <table:table-cell table:style-name="ce9" table:formula="of:=[.I7]" office:value-type="string" office:string-value="33.80201034068364" calcext:value-type="string">
            <text:p>33.80201034068364</text:p>
          </table:table-cell>
          <table:table-cell table:style-name="ce9" table:formula="of:=[.J7]" office:value-type="string" office:string-value="-118.31967777296202" calcext:value-type="string">
            <text:p>-118.31967777296202</text:p>
          </table:table-cell>
          <table:table-cell/>
          <table:table-cell office:value-type="string" calcext:value-type="string">
            <text:p>33.80201034068364, -118.31967777296202</text:p>
          </table:table-cell>
          <table:table-cell table:number-columns-repeated="3"/>
          <table:table-cell table:style-name="ce8" table:formula="of:=LEFT([.E7];(FIND(&quot;,&quot;;[.E7];1)-1))" office:value-type="string" office:string-value="33.80201034068364" calcext:value-type="string">
            <text:p>33.80201034068364</text:p>
          </table:table-cell>
          <table:table-cell table:formula="of:=RIGHT([.E7];(FIND(&quot;,&quot;;[.E7];1)+1))" office:value-type="string" office:string-value="-118.31967777296202" calcext:value-type="string">
            <text:p>-118.3196777729620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fe Tre Venezie</text:p>
          </table:table-cell>
          <table:table-cell table:style-name="ce9" table:formula="of:=[.I8]" office:value-type="string" office:string-value="33.80374007375659" calcext:value-type="string">
            <text:p>33.80374007375659</text:p>
          </table:table-cell>
          <table:table-cell table:style-name="ce9" table:formula="of:=[.J8]" office:value-type="string" office:string-value="-118.34652093063325" calcext:value-type="string">
            <text:p>-118.34652093063325</text:p>
          </table:table-cell>
          <table:table-cell/>
          <table:table-cell office:value-type="string" calcext:value-type="string">
            <text:p>33.80374007375659, -118.34652093063325</text:p>
          </table:table-cell>
          <table:table-cell table:number-columns-repeated="3"/>
          <table:table-cell table:style-name="ce8" table:formula="of:=LEFT([.E8];(FIND(&quot;,&quot;;[.E8];1)-1))" office:value-type="string" office:string-value="33.80374007375659" calcext:value-type="string">
            <text:p>33.80374007375659</text:p>
          </table:table-cell>
          <table:table-cell table:formula="of:=RIGHT([.E8];(FIND(&quot;,&quot;;[.E8];1)+1))" office:value-type="string" office:string-value="-118.34652093063325" calcext:value-type="string">
            <text:p>-118.3465209306332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ites and Bashes </text:p>
          </table:table-cell>
          <table:table-cell table:style-name="ce9" table:formula="of:=[.I9]" office:value-type="string" office:string-value="33.79128755967356" calcext:value-type="string">
            <text:p>33.79128755967356</text:p>
          </table:table-cell>
          <table:table-cell table:style-name="ce9" table:formula="of:=[.J9]" office:value-type="string" office:string-value="-118.31976517481168" calcext:value-type="string">
            <text:p>-118.31976517481168</text:p>
          </table:table-cell>
          <table:table-cell/>
          <table:table-cell office:value-type="string" calcext:value-type="string">
            <text:p>33.79128755967356, -118.31976517481168</text:p>
          </table:table-cell>
          <table:table-cell table:number-columns-repeated="3"/>
          <table:table-cell table:style-name="ce8" table:formula="of:=LEFT([.E9];(FIND(&quot;,&quot;;[.E9];1)-1))" office:value-type="string" office:string-value="33.79128755967356" calcext:value-type="string">
            <text:p>33.79128755967356</text:p>
          </table:table-cell>
          <table:table-cell table:formula="of:=RIGHT([.E9];(FIND(&quot;,&quot;;[.E9];1)+1))" office:value-type="string" office:string-value="-118.31976517481168" calcext:value-type="string">
            <text:p>-118.3197651748116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85°C Bakery Cafe</text:p>
          </table:table-cell>
          <table:table-cell table:style-name="ce9" table:formula="of:=[.I10]" office:value-type="string" office:string-value="33.83199096064493" calcext:value-type="string">
            <text:p>33.83199096064493</text:p>
          </table:table-cell>
          <table:table-cell table:style-name="ce9" table:formula="of:=[.J10]" office:value-type="string" office:string-value="-118.31083500179724" calcext:value-type="string">
            <text:p>-118.31083500179724</text:p>
          </table:table-cell>
          <table:table-cell/>
          <table:table-cell office:value-type="string" calcext:value-type="string">
            <text:p>33.83199096064493, -118.31083500179724</text:p>
          </table:table-cell>
          <table:table-cell table:number-columns-repeated="3"/>
          <table:table-cell table:style-name="ce8" table:formula="of:=LEFT([.E10];(FIND(&quot;,&quot;;[.E10];1)-1))" office:value-type="string" office:string-value="33.83199096064493" calcext:value-type="string">
            <text:p>33.83199096064493</text:p>
          </table:table-cell>
          <table:table-cell table:formula="of:=RIGHT([.E10];(FIND(&quot;,&quot;;[.E10];1)+1))" office:value-type="string" office:string-value="-118.31083500179724" calcext:value-type="string">
            <text:p>-118.3108350017972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inwheel </text:p>
          </table:table-cell>
          <table:table-cell table:style-name="ce9" table:formula="of:=[.I11]" office:value-type="string" office:string-value="33.79136355654138" calcext:value-type="string">
            <text:p>33.79136355654138</text:p>
          </table:table-cell>
          <table:table-cell table:style-name="ce9" table:formula="of:=[.J11]" office:value-type="string" office:string-value="-118.32985748645524" calcext:value-type="string">
            <text:p>-118.32985748645524</text:p>
          </table:table-cell>
          <table:table-cell/>
          <table:table-cell office:value-type="string" calcext:value-type="string">
            <text:p>33.79136355654138, -118.32985748645524</text:p>
          </table:table-cell>
          <table:table-cell table:number-columns-repeated="3"/>
          <table:table-cell table:style-name="ce8" table:formula="of:=LEFT([.E11];(FIND(&quot;,&quot;;[.E11];1)-1))" office:value-type="string" office:string-value="33.79136355654138" calcext:value-type="string">
            <text:p>33.79136355654138</text:p>
          </table:table-cell>
          <table:table-cell table:formula="of:=RIGHT([.E11];(FIND(&quot;,&quot;;[.E11];1)+1))" office:value-type="string" office:string-value="-118.32985748645524" calcext:value-type="string">
            <text:p>-118.32985748645524</text:p>
          </table:table-cell>
          <table:table-cell table:number-columns-repeated="54"/>
        </table:table-row>
        <table:table-row table:style-name="ro1">
          <table:table-cell table:style-name="ce8" office:value-type="string" calcext:value-type="string">
            <text:p><text:s/>Old Torrance Coffee &amp; Tea</text:p>
          </table:table-cell>
          <table:table-cell table:style-name="ce9" table:formula="of:=[.I12]" office:value-type="string" office:string-value="33.83425105522458" calcext:value-type="string">
            <text:p>33.83425105522458</text:p>
          </table:table-cell>
          <table:table-cell table:style-name="ce9" table:formula="of:=[.J12]" office:value-type="string" office:string-value="-118.31539221713969" calcext:value-type="string">
            <text:p>-118.31539221713969</text:p>
          </table:table-cell>
          <table:table-cell/>
          <table:table-cell office:value-type="string" calcext:value-type="string">
            <text:p>33.83425105522458, -118.31539221713969</text:p>
          </table:table-cell>
          <table:table-cell table:number-columns-repeated="3"/>
          <table:table-cell table:style-name="ce8" table:formula="of:=LEFT([.E12];(FIND(&quot;,&quot;;[.E12];1)-1))" office:value-type="string" office:string-value="33.83425105522458" calcext:value-type="string">
            <text:p>33.83425105522458</text:p>
          </table:table-cell>
          <table:table-cell table:formula="of:=RIGHT([.E12];(FIND(&quot;,&quot;;[.E12];1)+1))" office:value-type="string" office:string-value="-118.31539221713969" calcext:value-type="string">
            <text:p>-118.3153922171396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ffe Bene</text:p>
          </table:table-cell>
          <table:table-cell table:style-name="ce9" table:formula="of:=[.I13]" office:value-type="string" office:string-value="33.81633288769236" calcext:value-type="string">
            <text:p>33.81633288769236</text:p>
          </table:table-cell>
          <table:table-cell table:style-name="ce9" table:formula="of:=[.J13]" office:value-type="string" office:string-value="-118.30492334597572" calcext:value-type="string">
            <text:p>-118.30492334597572</text:p>
          </table:table-cell>
          <table:table-cell/>
          <table:table-cell office:value-type="string" calcext:value-type="string">
            <text:p>33.81633288769236, -118.30492334597572</text:p>
          </table:table-cell>
          <table:table-cell table:number-columns-repeated="3"/>
          <table:table-cell table:style-name="ce8" table:formula="of:=LEFT([.E13];(FIND(&quot;,&quot;;[.E13];1)-1))" office:value-type="string" office:string-value="33.81633288769236" calcext:value-type="string">
            <text:p>33.81633288769236</text:p>
          </table:table-cell>
          <table:table-cell table:formula="of:=RIGHT([.E13];(FIND(&quot;,&quot;;[.E13];1)+1))" office:value-type="string" office:string-value="-118.30492334597572" calcext:value-type="string">
            <text:p>-118.3049233459757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he Trim Tart</text:p>
          </table:table-cell>
          <table:table-cell table:style-name="ce9" table:formula="of:=[.I14]" office:value-type="string" office:string-value="33.80303927565518" calcext:value-type="string">
            <text:p>33.80303927565518</text:p>
          </table:table-cell>
          <table:table-cell table:style-name="ce9" table:formula="of:=[.J14]" office:value-type="string" office:string-value="-118.32039418645522" calcext:value-type="string">
            <text:p>-118.32039418645522</text:p>
          </table:table-cell>
          <table:table-cell/>
          <table:table-cell office:value-type="string" calcext:value-type="string">
            <text:p>33.80303927565518, -118.32039418645522</text:p>
          </table:table-cell>
          <table:table-cell table:number-columns-repeated="3"/>
          <table:table-cell table:style-name="ce8" table:formula="of:=LEFT([.E14];(FIND(&quot;,&quot;;[.E14];1)-1))" office:value-type="string" office:string-value="33.80303927565518" calcext:value-type="string">
            <text:p>33.80303927565518</text:p>
          </table:table-cell>
          <table:table-cell table:formula="of:=RIGHT([.E14];(FIND(&quot;,&quot;;[.E14];1)+1))" office:value-type="string" office:string-value="-118.32039418645522" calcext:value-type="string">
            <text:p>-118.3203941864552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 Leaves Cafe</text:p>
          </table:table-cell>
          <table:table-cell table:style-name="ce9" table:formula="of:=[.I15]" office:value-type="string" office:string-value="33.873057506582676" calcext:value-type="string">
            <text:p>33.873057506582676</text:p>
          </table:table-cell>
          <table:table-cell table:style-name="ce9" table:formula="of:=[.J15]" office:value-type="string" office:string-value=" -118.30838846861835" calcext:value-type="string">
            <text:p><text:s/>-118.30838846861835</text:p>
          </table:table-cell>
          <table:table-cell/>
          <table:table-cell office:value-type="string" calcext:value-type="string">
            <text:p>33.873057506582676, -118.30838846861835</text:p>
          </table:table-cell>
          <table:table-cell table:number-columns-repeated="3"/>
          <table:table-cell table:style-name="ce8" table:formula="of:=LEFT([.E15];(FIND(&quot;,&quot;;[.E15];1)-1))" office:value-type="string" office:string-value="33.873057506582676" calcext:value-type="string">
            <text:p>33.873057506582676</text:p>
          </table:table-cell>
          <table:table-cell table:formula="of:=RIGHT([.E15];(FIND(&quot;,&quot;;[.E15];1)+1))" office:value-type="string" office:string-value=" -118.30838846861835" calcext:value-type="string">
            <text:p><text:s/>-118.3083884686183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offee Cartel</text:p>
          </table:table-cell>
          <table:table-cell table:style-name="ce9" table:formula="of:=[.I16]" office:value-type="string" office:string-value="33.81708773759281" calcext:value-type="string">
            <text:p>33.81708773759281</text:p>
          </table:table-cell>
          <table:table-cell table:style-name="ce9" table:formula="of:=[.J16]" office:value-type="string" office:string-value="-118.38710381529052" calcext:value-type="string">
            <text:p>-118.38710381529052</text:p>
          </table:table-cell>
          <table:table-cell/>
          <table:table-cell office:value-type="string" calcext:value-type="string">
            <text:p>33.81708773759281, -118.38710381529052</text:p>
          </table:table-cell>
          <table:table-cell table:number-columns-repeated="3"/>
          <table:table-cell table:style-name="ce8" table:formula="of:=LEFT([.E16];(FIND(&quot;,&quot;;[.E16];1)-1))" office:value-type="string" office:string-value="33.81708773759281" calcext:value-type="string">
            <text:p>33.81708773759281</text:p>
          </table:table-cell>
          <table:table-cell table:formula="of:=RIGHT([.E16];(FIND(&quot;,&quot;;[.E16];1)+1))" office:value-type="string" office:string-value="-118.38710381529052" calcext:value-type="string">
            <text:p>-118.3871038152905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zucanela</text:p>
          </table:table-cell>
          <table:table-cell table:style-name="ce9" table:formula="of:=[.I17]" office:value-type="string" office:string-value="33.91199897240838" calcext:value-type="string">
            <text:p>33.91199897240838</text:p>
          </table:table-cell>
          <table:table-cell table:style-name="ce9" table:formula="of:=[.J17]" office:value-type="string" office:string-value="-118.36158137296036" calcext:value-type="string">
            <text:p>-118.36158137296036</text:p>
          </table:table-cell>
          <table:table-cell/>
          <table:table-cell office:value-type="string" calcext:value-type="string">
            <text:p>33.91199897240838, -118.36158137296036</text:p>
          </table:table-cell>
          <table:table-cell table:number-columns-repeated="3"/>
          <table:table-cell table:style-name="ce8" table:formula="of:=LEFT([.E17];(FIND(&quot;,&quot;;[.E17];1)-1))" office:value-type="string" office:string-value="33.91199897240838" calcext:value-type="string">
            <text:p>33.91199897240838</text:p>
          </table:table-cell>
          <table:table-cell table:formula="of:=RIGHT([.E17];(FIND(&quot;,&quot;;[.E17];1)+1))" office:value-type="string" office:string-value="-118.36158137296036" calcext:value-type="string">
            <text:p>-118.3615813729603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ialog Cafe</text:p>
          </table:table-cell>
          <table:table-cell table:style-name="ce9" table:formula="of:=[.I18]" office:value-type="string" office:string-value="34.09051752333004" calcext:value-type="string">
            <text:p>34.09051752333004</text:p>
          </table:table-cell>
          <table:table-cell table:style-name="ce9" table:formula="of:=[.J18]" office:value-type="string" office:string-value="-118.38279780674655" calcext:value-type="string">
            <text:p>-118.38279780674655</text:p>
          </table:table-cell>
          <table:table-cell/>
          <table:table-cell office:value-type="string" calcext:value-type="string">
            <text:p>34.09051752333004, -118.38279780674655</text:p>
          </table:table-cell>
          <table:table-cell table:number-columns-repeated="3"/>
          <table:table-cell table:style-name="ce8" table:formula="of:=LEFT([.E18];(FIND(&quot;,&quot;;[.E18];1)-1))" office:value-type="string" office:string-value="34.09051752333004" calcext:value-type="string">
            <text:p>34.09051752333004</text:p>
          </table:table-cell>
          <table:table-cell table:formula="of:=RIGHT([.E18];(FIND(&quot;,&quot;;[.E18];1)+1))" office:value-type="string" office:string-value="-118.38279780674655" calcext:value-type="string">
            <text:p>-118.3827978067465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Horchateria</text:p>
          </table:table-cell>
          <table:table-cell table:style-name="ce9" table:formula="of:=[.I19]" office:value-type="string" office:string-value="33.88856392487469" calcext:value-type="string">
            <text:p>33.88856392487469</text:p>
          </table:table-cell>
          <table:table-cell table:style-name="ce9" table:formula="of:=[.J19]" office:value-type="string" office:string-value="-118.15990698830318" calcext:value-type="string">
            <text:p>-118.15990698830318</text:p>
          </table:table-cell>
          <table:table-cell/>
          <table:table-cell office:value-type="string" calcext:value-type="string">
            <text:p>33.88856392487469, -118.15990698830318</text:p>
          </table:table-cell>
          <table:table-cell table:number-columns-repeated="3"/>
          <table:table-cell table:style-name="ce8" table:formula="of:=LEFT([.E19];(FIND(&quot;,&quot;;[.E19];1)-1))" office:value-type="string" office:string-value="33.88856392487469" calcext:value-type="string">
            <text:p>33.88856392487469</text:p>
          </table:table-cell>
          <table:table-cell table:formula="of:=RIGHT([.E19];(FIND(&quot;,&quot;;[.E19];1)+1))" office:value-type="string" office:string-value="-118.15990698830318" calcext:value-type="string">
            <text:p>-118.1599069883031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irens Java &amp; Tea</text:p>
          </table:table-cell>
          <table:table-cell table:style-name="ce9" table:formula="of:=[.I20]" office:value-type="string" office:string-value="33.73819200973864" calcext:value-type="string">
            <text:p>33.73819200973864</text:p>
          </table:table-cell>
          <table:table-cell table:style-name="ce9" table:formula="of:=[.J20]" office:value-type="string" office:string-value="-118.28598615946993" calcext:value-type="string">
            <text:p>-118.28598615946993</text:p>
          </table:table-cell>
          <table:table-cell/>
          <table:table-cell office:value-type="string" calcext:value-type="string">
            <text:p>33.73819200973864, -118.28598615946993</text:p>
          </table:table-cell>
          <table:table-cell table:number-columns-repeated="3"/>
          <table:table-cell table:style-name="ce8" table:formula="of:=LEFT([.E20];(FIND(&quot;,&quot;;[.E20];1)-1))" office:value-type="string" office:string-value="33.73819200973864" calcext:value-type="string">
            <text:p>33.73819200973864</text:p>
          </table:table-cell>
          <table:table-cell table:formula="of:=RIGHT([.E20];(FIND(&quot;,&quot;;[.E20];1)+1))" office:value-type="string" office:string-value="-118.28598615946993" calcext:value-type="string">
            <text:p>-118.2859861594699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olid Coffee Roasters</text:p>
          </table:table-cell>
          <table:table-cell table:style-name="ce9" table:formula="of:=[.I21]" office:value-type="string" office:string-value="33.884894187032074" calcext:value-type="string">
            <text:p>33.884894187032074</text:p>
          </table:table-cell>
          <table:table-cell table:style-name="ce9" table:formula="of:=[.J21]" office:value-type="string" office:string-value=" -118.12522740179645" calcext:value-type="string">
            <text:p><text:s/>-118.12522740179645</text:p>
          </table:table-cell>
          <table:table-cell/>
          <table:table-cell office:value-type="string" calcext:value-type="string">
            <text:p>33.884894187032074, -118.12522740179645</text:p>
          </table:table-cell>
          <table:table-cell table:number-columns-repeated="3"/>
          <table:table-cell table:style-name="ce8" table:formula="of:=LEFT([.E21];(FIND(&quot;,&quot;;[.E21];1)-1))" office:value-type="string" office:string-value="33.884894187032074" calcext:value-type="string">
            <text:p>33.884894187032074</text:p>
          </table:table-cell>
          <table:table-cell table:formula="of:=RIGHT([.E21];(FIND(&quot;,&quot;;[.E21];1)+1))" office:value-type="string" office:string-value=" -118.12522740179645" calcext:value-type="string">
            <text:p><text:s/>-118.12522740179645</text:p>
          </table:table-cell>
          <table:table-cell table:number-columns-repeated="54"/>
        </table:table-row>
        <table:table-row table:style-name="ro1">
          <table:table-cell/>
          <table:table-cell table:style-name="ce9" table:formula="of:=[.I22]" office:value-type="string" office:string-value="" calcext:value-type="error">
            <text:p>#VALUE!</text:p>
          </table:table-cell>
          <table:table-cell table:style-name="ce9" table:formula="of:=[.J22]" office:value-type="string" office:string-value="" calcext:value-type="error">
            <text:p>#VALUE!</text:p>
          </table:table-cell>
          <table:table-cell table:number-columns-repeated="5"/>
          <table:table-cell table:style-name="ce8" table:formula="of:=LEFT([.E22];(FIND(&quot;,&quot;;[.E22];1)-1))" office:value-type="string" office:string-value="" calcext:value-type="error">
            <text:p>#VALUE!</text:p>
          </table:table-cell>
          <table:table-cell table:formula="of:=RIGHT([.E22];(FIND(&quot;,&quot;;[.E22];1)+1))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>
          <table:table-cell/>
          <table:table-cell table:style-name="ce9" table:formula="of:=[.I23]" office:value-type="string" office:string-value="" calcext:value-type="error">
            <text:p>#VALUE!</text:p>
          </table:table-cell>
          <table:table-cell table:style-name="ce9" table:formula="of:=[.J23]" office:value-type="string" office:string-value="" calcext:value-type="error">
            <text:p>#VALUE!</text:p>
          </table:table-cell>
          <table:table-cell table:number-columns-repeated="5"/>
          <table:table-cell table:style-name="ce8" table:formula="of:=LEFT([.E23];(FIND(&quot;,&quot;;[.E23];1)-1))" office:value-type="string" office:string-value="" calcext:value-type="error">
            <text:p>#VALUE!</text:p>
          </table:table-cell>
          <table:table-cell table:formula="of:=RIGHT([.E23];(FIND(&quot;,&quot;;[.E23];1)+1))" office:value-type="string" office:string-value="" calcext:value-type="error">
            <text:p>#VALUE!</text:p>
          </table:table-cell>
          <table:table-cell table:number-columns-repeated="54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Old Torrance Coffee &amp; Tea" table:base-cell-address="$Sheet1.$A$12" table:cell-range-address="$Sheet1.$A$1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8:10:08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7T07:06:31.504000000</meta:creation-date>
    <dc:date>2020-05-18T18:10:52.771000000</dc:date>
    <meta:editing-duration>PT6H28M20S</meta:editing-duration>
    <meta:editing-cycles>5</meta:editing-cycles>
    <meta:generator>LibreOffice/6.4.2.2$Windows_X86_64 LibreOffice_project/4e471d8c02c9c90f512f7f9ead8875b57fcb1ec3</meta:generator>
    <meta:document-statistic meta:table-count="1" meta:cell-count="131" meta:object-count="0"/>
  </office:meta>
</office:document-meta>
</file>